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40Frameset.Html40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Doctype( String name , String visibility , String i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type.update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setIdentifier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401Transitional.Html401Trans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tml10Frameset.XHtml10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401Frameset.Html401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tml10Strict.XHtml10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typ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type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10Transitional.XHtml10Trans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type.setVisibility( String visi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typ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typ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type.Doctype( String name , String i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40Strict.Html40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40Transitional.Html40Trans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401Strict.Html401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typ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